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4000002950A543433473845CA.png" manifest:media-type="image/png"/>
  <manifest:file-entry manifest:full-path="Pictures/100003190000E1E30000C5AAD9ECCFD5B6ED88FD.svg" manifest:media-type="image/svg+xml"/>
  <manifest:file-entry manifest:full-path="Pictures/100001C50000FE1C0000C5AAD72AE9E83C2B8ADD.svg" manifest:media-type="image/svg+xml"/>
  <manifest:file-entry manifest:full-path="Pictures/100002010000006C0000006C3212FDC65AB85B57.png" manifest:media-type="image/png"/>
  <manifest:file-entry manifest:full-path="Pictures/10000AE700000B2200000B2288F00BFF7C65D41A.svg" manifest:media-type="image/svg+xml"/>
  <manifest:file-entry manifest:full-path="Pictures/1000072400000B0600000B06F46C4701E01339A2.svg" manifest:media-type="image/svg+xml"/>
  <manifest:file-entry manifest:full-path="Pictures/100002010000006B0000006B53A356CA5D51E4AE.png" manifest:media-type="image/png"/>
  <manifest:file-entry manifest:full-path="Pictures/10000201000003220000027049CFE40969B7DA44.png" manifest:media-type="image/png"/>
  <manifest:file-entry manifest:full-path="Pictures/100002010000006C0000006C50CF98A954B9BA50.png" manifest:media-type="image/png"/>
  <manifest:file-entry manifest:full-path="Pictures/1000067100000B2200000B22FFBF2FF5FE9BEFF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ff3300" draw:marker-start-width="0.252cm" draw:marker-end-width="0.252cm" draw:fill-color="#ffffff" draw:textarea-horizontal-align="justify" draw:textarea-vertical-align="middle" draw:auto-grow-height="false" fo:min-height="22.515cm" fo:min-width="16.415cm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5.35cm" fo:min-width="5.1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18cm" draw:marker-start-width="0.227cm" draw:marker-end-width="0.227cm" draw:fill="none" draw:textarea-horizontal-align="justify" draw:textarea-vertical-align="middle" draw:auto-grow-height="false" fo:min-height="1.932cm" fo:min-width="2.882cm" fo:padding-top="0.134cm" fo:padding-bottom="0.134cm" fo:padding-left="0.259cm" fo:padding-right="0.259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1.17cm" fo:min-width="5.1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1.17cm" fo:min-width="5.1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40pt"/>
    </style:style>
    <style:style style:name="P4" style:family="paragraph">
      <loext:graphic-properties draw:fill="none"/>
      <style:paragraph-properties fo:text-align="center"/>
      <style:text-properties fo:font-size="40pt" style:font-size-asian="40pt" style:font-size-complex="40pt"/>
    </style:style>
    <style:style style:name="P5" style:family="paragraph">
      <style:paragraph-properties fo:text-align="center"/>
      <style:text-properties fo:font-size="24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/>
      <style:paragraph-properties fo:text-align="center"/>
      <style:text-properties fo:font-size="24pt" fo:language="en" fo:country="GB" fo:font-weight="bold" style:font-size-asian="24pt" style:font-weight-asian="bold" style:font-size-complex="24pt" style:font-weight-complex="bold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fo:language="en" fo:country="GB" style:font-size-asian="24pt" style:font-size-complex="24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font-size="18pt" fo:language="en" fo:country="GB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949cm" svg:height="22.799cm" svg:x="2.251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6cm" svg:height="5.6cm" svg:x="2.33cm" svg:y="3.57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95cm" svg:height="2.95cm" svg:x="2.908cm" svg:y="3.915cm">
          <draw:image xlink:href="Pictures/1000072400000B0600000B06F46C4701E01339A2.svg" xlink:type="simple" xlink:show="embed" xlink:actuate="onLoad">
            <text:p/>
          </draw:image>
          <draw:image xlink:href="Pictures/100002010000006B0000006B53A356CA5D51E4AE.png" xlink:type="simple" xlink:show="embed" xlink:actuate="onLoad"/>
        </draw:frame>
        <draw:custom-shape draw:style-name="gr4" draw:text-style-name="P4" draw:layer="layout" svg:width="3.4cm" svg:height="2.2cm" svg:x="4.129cm" svg:y="6.972cm">
          <text:p text:style-name="P3"><text:span text:style-name="T1">-10°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6cm" svg:height="5.6cm" svg:x="7.93cm" svg:y="3.5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cm" svg:height="2.2cm" svg:x="9.729cm" svg:y="6.972cm">
          <text:p text:style-name="P3"><text:span text:style-name="T1">-10°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6cm" svg:height="5.6cm" svg:x="13.53cm" svg:y="3.5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cm" svg:height="2.2cm" svg:x="15.329cm" svg:y="6.972cm">
          <text:p text:style-name="P3"><text:span text:style-name="T1">-10°C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978cm" svg:height="2.979cm" svg:x="8.695cm" svg:y="3.915cm">
          <draw:image xlink:href="Pictures/1000067100000B2200000B22FFBF2FF5FE9BEFF3.svg" xlink:type="simple" xlink:show="embed" xlink:actuate="onLoad">
            <text:p/>
          </draw:image>
          <draw:image xlink:href="Pictures/100002010000006C0000006C50CF98A954B9BA50.png" xlink:type="simple" xlink:show="embed" xlink:actuate="onLoad"/>
        </draw:frame>
        <draw:frame draw:style-name="gr3" draw:text-style-name="P2" draw:layer="layout" svg:width="2.978cm" svg:height="2.979cm" svg:x="14.472cm" svg:y="3.915cm">
          <draw:image xlink:href="Pictures/10000AE700000B2200000B2288F00BFF7C65D41A.svg" xlink:type="simple" xlink:show="embed" xlink:actuate="onLoad">
            <text:p/>
          </draw:image>
          <draw:image xlink:href="Pictures/100002010000006C0000006C3212FDC65AB85B57.png" xlink:type="simple" xlink:show="embed" xlink:actuate="onLoad"/>
        </draw:frame>
        <draw:custom-shape draw:style-name="gr2" draw:text-style-name="P2" draw:layer="layout" svg:width="5.6cm" svg:height="5.6cm" svg:x="2.33cm" svg:y="10.02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95cm" svg:height="2.95cm" svg:x="2.908cm" svg:y="10.361cm">
          <draw:image xlink:href="Pictures/1000072400000B0600000B06F46C4701E01339A2.svg" xlink:type="simple" xlink:show="embed" xlink:actuate="onLoad">
            <text:p/>
          </draw:image>
          <draw:image xlink:href="Pictures/100002010000006B0000006B53A356CA5D51E4AE.png" xlink:type="simple" xlink:show="embed" xlink:actuate="onLoad"/>
        </draw:frame>
        <draw:custom-shape draw:style-name="gr4" draw:text-style-name="P4" draw:layer="layout" svg:width="3.4cm" svg:height="2.2cm" svg:x="4.129cm" svg:y="13.423cm">
          <text:p text:style-name="P3"><text:span text:style-name="T1">-10°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6cm" svg:height="5.6cm" svg:x="7.93cm" svg:y="10.0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cm" svg:height="2.2cm" svg:x="9.729cm" svg:y="13.423cm">
          <text:p text:style-name="P3"><text:span text:style-name="T1">-</text:span><text:span text:style-name="T1">10°</text:span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6cm" svg:height="5.6cm" svg:x="13.53cm" svg:y="10.0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cm" svg:height="2.2cm" svg:x="15.329cm" svg:y="13.423cm">
          <text:p text:style-name="P3"><text:span text:style-name="T1">-</text:span><text:span text:style-name="T1">10°</text:span><text:span text:style-name="T1">C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978cm" svg:height="2.979cm" svg:x="8.695cm" svg:y="10.361cm">
          <draw:image xlink:href="Pictures/1000067100000B2200000B22FFBF2FF5FE9BEFF3.svg" xlink:type="simple" xlink:show="embed" xlink:actuate="onLoad">
            <text:p/>
          </draw:image>
          <draw:image xlink:href="Pictures/100002010000006C0000006C50CF98A954B9BA50.png" xlink:type="simple" xlink:show="embed" xlink:actuate="onLoad"/>
        </draw:frame>
        <draw:frame draw:style-name="gr3" draw:text-style-name="P2" draw:layer="layout" svg:width="2.978cm" svg:height="2.979cm" svg:x="14.472cm" svg:y="10.361cm">
          <draw:image xlink:href="Pictures/10000AE700000B2200000B2288F00BFF7C65D41A.svg" xlink:type="simple" xlink:show="embed" xlink:actuate="onLoad">
            <text:p/>
          </draw:image>
          <draw:image xlink:href="Pictures/100002010000006C0000006C3212FDC65AB85B57.png" xlink:type="simple" xlink:show="embed" xlink:actuate="onLoad"/>
        </draw:frame>
        <draw:custom-shape draw:style-name="gr2" draw:text-style-name="P2" draw:layer="layout" svg:width="5.6cm" svg:height="5.6cm" svg:x="2.33cm" svg:y="16.62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95cm" svg:height="2.95cm" svg:x="2.908cm" svg:y="17.063cm">
          <draw:image xlink:href="Pictures/1000072400000B0600000B06F46C4701E01339A2.svg" xlink:type="simple" xlink:show="embed" xlink:actuate="onLoad">
            <text:p/>
          </draw:image>
          <draw:image xlink:href="Pictures/100002010000006B0000006B53A356CA5D51E4AE.png" xlink:type="simple" xlink:show="embed" xlink:actuate="onLoad"/>
        </draw:frame>
        <draw:custom-shape draw:style-name="gr4" draw:text-style-name="P4" draw:layer="layout" svg:width="3.4cm" svg:height="2.2cm" svg:x="4.129cm" svg:y="20.023cm">
          <text:p text:style-name="P3"><text:span text:style-name="T1">-10°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6cm" svg:height="5.6cm" svg:x="7.93cm" svg:y="16.6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cm" svg:height="2.2cm" svg:x="9.729cm" svg:y="20.023cm">
          <text:p text:style-name="P3"><text:span text:style-name="T1">-10°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6cm" svg:height="5.6cm" svg:x="13.53cm" svg:y="16.6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cm" svg:height="2.2cm" svg:x="15.329cm" svg:y="20.023cm">
          <text:p text:style-name="P3"><text:span text:style-name="T1">-10°C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978cm" svg:height="2.979cm" svg:x="8.695cm" svg:y="17.063cm">
          <draw:image xlink:href="Pictures/1000067100000B2200000B22FFBF2FF5FE9BEFF3.svg" xlink:type="simple" xlink:show="embed" xlink:actuate="onLoad">
            <text:p/>
          </draw:image>
          <draw:image xlink:href="Pictures/100002010000006C0000006C50CF98A954B9BA50.png" xlink:type="simple" xlink:show="embed" xlink:actuate="onLoad"/>
        </draw:frame>
        <draw:frame draw:style-name="gr3" draw:text-style-name="P2" draw:layer="layout" svg:width="2.978cm" svg:height="2.979cm" svg:x="14.472cm" svg:y="17.063cm">
          <draw:image xlink:href="Pictures/10000AE700000B2200000B2288F00BFF7C65D41A.svg" xlink:type="simple" xlink:show="embed" xlink:actuate="onLoad">
            <text:p/>
          </draw:image>
          <draw:image xlink:href="Pictures/100002010000006C0000006C3212FDC65AB85B57.png" xlink:type="simple" xlink:show="embed" xlink:actuate="onLoad"/>
        </draw:frame>
        <draw:custom-shape draw:style-name="gr5" draw:text-style-name="P6" draw:layer="layout" svg:width="5.6cm" svg:height="1.42cm" svg:x="2.304cm" svg:y="1.754cm">
          <text:p text:style-name="P5"><text:span text:style-name="T2">Morn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1.42cm" svg:x="7.931cm" svg:y="1.754cm">
          <text:p text:style-name="P5"><text:span text:style-name="T3">Afternoo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6cm" svg:height="1.42cm" svg:x="13.53cm" svg:y="1.754cm">
          <text:p text:style-name="P5"><text:span text:style-name="T2">Evening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5.6cm" svg:height="1.42cm" svg:x="2.304cm" svg:y="22.749cm">
          <text:p text:style-name="P8"><text:span text:style-name="T4">Today: 31.12.2018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5.6cm" svg:height="1.42cm" svg:x="7.904cm" svg:y="22.752cm">
          <text:p text:style-name="P8"><text:span text:style-name="T4">Sync at 14:00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6cm" svg:height="1.42cm" svg:x="13.504cm" svg:y="22.72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684cm" svg:height="1.1cm" svg:x="16.666cm" svg:y="22.949cm">
          <draw:image xlink:href="Pictures/100001C50000FE1C0000C5AAD72AE9E83C2B8ADD.svg" xlink:type="simple" xlink:show="embed" xlink:actuate="onLoad">
            <text:p/>
          </draw:image>
          <draw:image xlink:href="Pictures/10000201000003220000027049CFE40969B7DA44.png" xlink:type="simple" xlink:show="embed" xlink:actuate="onLoad"/>
        </draw:frame>
        <draw:frame draw:style-name="gr7" draw:text-style-name="P10" draw:layer="layout" svg:width="1.169cm" svg:height="1.022cm" svg:x="14.684cm" svg:y="22.949cm">
          <draw:image xlink:href="Pictures/100003190000E1E30000C5AAD9ECCFD5B6ED88FD.svg" xlink:type="simple" xlink:show="embed" xlink:actuate="onLoad">
            <text:p/>
          </draw:image>
          <draw:image xlink:href="Pictures/10000201000002F4000002950A543433473845CA.png" xlink:type="simple" xlink:show="embed" xlink:actuate="onLoad"/>
        </draw:frame>
        <draw:line draw:style-name="gr8" draw:text-style-name="P2" draw:layer="layout" svg:x1="7.852cm" svg:y1="22.551cm" svg:x2="7.904cm" svg:y2="1.654cm">
          <text:p/>
        </draw:line>
        <draw:line draw:style-name="gr8" draw:text-style-name="P2" draw:layer="layout" svg:x1="13.652cm" svg:y1="22.552cm" svg:x2="13.704cm" svg:y2="1.655cm">
          <text:p/>
        </draw:line>
        <draw:line draw:style-name="gr8" draw:text-style-name="P2" draw:layer="layout" svg:x1="2.252cm" svg:y1="3.349cm" svg:x2="19.2cm" svg:y2="3.349cm">
          <text:p/>
        </draw:line>
        <draw:line draw:style-name="gr8" draw:text-style-name="P2" draw:layer="layout" svg:x1="2.252cm" svg:y1="9.549cm" svg:x2="19.2cm" svg:y2="9.549cm">
          <text:p/>
        </draw:line>
        <draw:line draw:style-name="gr8" draw:text-style-name="P2" draw:layer="layout" svg:x1="2.252cm" svg:y1="16.149cm" svg:x2="19.2cm" svg:y2="16.149cm">
          <text:p/>
        </draw:line>
        <draw:line draw:style-name="gr8" draw:text-style-name="P2" draw:layer="layout" svg:x1="2.252cm" svg:y1="22.549cm" svg:x2="19.2cm" svg:y2="22.549cm">
          <text:p/>
        </draw:line>
        <draw:custom-shape draw:style-name="gr5" draw:text-style-name="P9" draw:layer="layout" svg:width="5.6cm" svg:height="1.42cm" svg:x="-6.496cm" svg:y="2.949cm">
          <text:p text:style-name="P8"><text:span text:style-name="T4">Today: </text:span><text:span text:style-name="T4">31.12.2</text:span><text:span text:style-name="T4">01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5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4cm" fo:margin-bottom="0cm" fo:text-indent="0cm"/>
      <style:text-properties fo:font-size="3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2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099cm" svg:height="4.625cm" svg:x="1.95cm" svg:y="2.102cm" presentation:class="title" presentation:placeholder="true">
        <draw:text-box/>
      </draw:frame>
      <draw:frame presentation:style-name="Default-outline1" draw:layer="backgroundobjects" svg:width="17.099cm" svg:height="16.065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1cm" svg:x="1.95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1cm" svg:x="7.498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1cm" svg:x="14.623cm" svg:y="26.23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0T14:15:19.873474380</meta:creation-date>
    <dc:date>2018-10-20T16:19:19.413000482</dc:date>
    <meta:editing-duration>PT52M7S</meta:editing-duration>
    <meta:editing-cycles>8</meta:editing-cycles>
    <meta:generator>LibreOffice/5.1.6.2$Linux_X86_64 LibreOffice_project/10m0$Build-2</meta:generator>
    <meta:document-statistic meta:object-count="66"/>
  </office:meta>
</office:document-meta>
</file>